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21_07-38-44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21_02-48-32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3-01-21_11-08-06_000.jpg</text:p>
          </table:table-cell>
          <table:table-cell table:style-name="ce26" office:value-type="string">
            <text:p>:m #*# / memo:other(m:other) / topic=習字, about=,other=,id=~,content=菌;指;導;思;想;消;義;器;瓜;凝;集;散;曲;所r;蔵;間;溝r;務r;集;積r;端;視;側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菌;指;導;思;想;消;義;器;瓜;凝;集;散;曲;所r;蔵;間;溝r;務r;集;積r;端;視;側;">
            <text:p>:m #*# / memo:other(m:other) / topic=習字, about=,other=,id=~,content=菌;指;導;思;想;消;義;器;瓜;凝;集;散;曲;所r;蔵;間;溝r;務r;集;積r;端;視;側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3-01-21_09-41-58_000.jpg</text:p>
          </table:table-cell>
          <table:table-cell table:style-name="ce26" office:value-type="string">
            <text:p>:m #*# RES / JVEMV6 64#126.02_mooshi:尽心下 / 『孟子』 著者=~,校注=~ / p.508 / w=洋棗[ようそう,topic=~,other=sketch+:ナツメ；sketch+:膾[なます（ユッケのスケッチ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RES / JVEMV6 64#126.02_mooshi:尽心下 / 『孟子』 著者=~,校注=~ / p.508 / w=洋棗[ようそう,topic=~,other=sketch+:ナツメ；sketch+:膾[なます（ユッケのスケッチ）">
            <text:p>:m #*# RES / JVEMV6 64#126.02_mooshi:尽心下 / 『孟子』 著者=~,校注=~ / p.508 / w=洋棗[ようそう,topic=~,other=sketch+:ナツメ；sketch+:膾[なます（ユッケのスケッチ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1-20_17-58-49_000.jpg</text:p>
          </table:table-cell>
          <table:table-cell table:style-name="ce26" office:value-type="string">
            <text:p>:m RES 1*1 / free# JVEMV6 83#_89:1 / 83. chemistry / topics=コロイド,w=必須タンパク質；,s=~,i=~,other=,next=,doc=r-1-1~1.3:『読み物　物理化学』:p.79:L.~1-~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8];CONCATENATE([.C8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7" office:value-type="string">
            <text:p>2023-01-20_14-10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1-20_21-34-0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1-21_07-50-5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1-20_13-36-28_000.jpg</text:p>
          </table:table-cell>
          <table:table-cell table:style-name="ce26" office:value-type="string">
            <text:p>:PHOTO 記録 / @自室 / 電池交換 / object=トイレ用：照明：ランタン型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@自室 / 電池交換 / object=トイレ用：照明：ランタン型">
            <text:p>:PHOTO 記録 / @自室 / 電池交換 / object=トイレ用：照明：ランタン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1-20_16-08-40_000.jpg</text:p>
          </table:table-cell>
          <table:table-cell table:style-name="ce26" office:value-type="string">
            <text:p>:m #*# RES / free / res-id=~ / theme=ロシア：地理：西部 / genre=jili:strany,content=管区（округ）；リスト：距離：東京～内浦湾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free / res-id=~ / theme=ロシア：地理：西部 / genre=jili:strany,content=管区（округ）；リスト：距離：東京～内浦湾 / session-number=~ / doc=~,other=~">
            <text:p>:m #*# RES / free / res-id=~ / theme=ロシア：地理：西部 / genre=jili:strany,content=管区（округ）；リスト：距離：東京～内浦湾 / session-number=~ / doc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8" office:value-type="string">
            <text:p>2023-01-21_00-20-58_000.jpg</text:p>
          </table:table-cell>
          <table:table-cell table:style-name="ce26" office:value-type="string">
            <text:p>:m #*# RES / JVEMV6 64#206_1_3_reikon / 『日本宗教の複合的構造：霊魂観』 著者=~,校注=~ / p.65 / w=車力村；金木町[かなぎまち；西津軽郡,topic=~,publisher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#*# RES / JVEMV6 64#206_1_3_reikon / 『日本宗教の複合的構造：霊魂観』 著者=~,校注=~ / p.65 / w=車力村；金木町[かなぎまち；西津軽郡,topic=~,publisher=~,other=~">
            <text:p>:m #*# RES / JVEMV6 64#206_1_3_reikon / 『日本宗教の複合的構造：霊魂観』 著者=~,校注=~ / p.65 / w=車力村；金木町[かなぎまち；西津軽郡,topic=~,publishe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1-21_12-05-04_000.jpg</text:p>
          </table:table-cell>
          <table:table-cell table:style-name="ce26" office:value-type="string">
            <text:p>:m #*# RES / JVEMV6 64#229_hattatsu_sugao / 『発達障害の素顔』 著者=山口真美,校注=~ / p.113 / w=紡錘状回顔領域,topic=~,publisher=~,other=sketch+:大脳：紡錘状回；大脳の、内側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JVEMV6 64#229_hattatsu_sugao / 『発達障害の素顔』 著者=山口真美,校注=~ / p.113 / w=紡錘状回顔領域,topic=~,publisher=~,other=sketch+:大脳：紡錘状回；大脳の、内側">
            <text:p>:m #*# RES / JVEMV6 64#229_hattatsu_sugao / 『発達障害の素顔』 著者=山口真美,校注=~ / p.113 / w=紡錘状回顔領域,topic=~,publisher=~,other=sketch+:大脳：紡錘状回；大脳の、内側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1">2023/01/21</text:date>, <text:time>13:04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1T13:04:30.25</dc:date>
    <dc:creator>iwabuchi ken</dc:creator>
    <meta:editing-duration>P53DT4H9M9S</meta:editing-duration>
    <meta:editing-cycles>17082</meta:editing-cycles>
    <meta:document-statistic meta:table-count="2" meta:cell-count="920" meta:object-count="0"/>
    <meta:user-defined meta:name="qrichtext">1</meta:user-defined>
  </office:meta>
</office:document-meta>
</file>